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5400000CD250291A5520410D3C.jpg" manifest:media-type="image/jpeg"/>
  <manifest:file-entry manifest:full-path="Pictures/1000000000000ABC00000D5EDC188FBEADDF1FE8.jpg" manifest:media-type="image/jpeg"/>
  <manifest:file-entry manifest:full-path="Pictures/1000000000000A6000000D2DDF6BAB68D96E476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x="0.356cm" svg:y="0.303cm" svg:width="17cm" svg:height="21.588cm" draw:z-index="0"><draw:image xlink:href="Pictures/1000000000000A6000000D2DDF6BAB68D96E4760.jpg" xlink:type="simple" xlink:show="embed" xlink:actuate="onLoad" draw:mime-type="image/jpeg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3" text:anchor-type="char" svg:width="17cm" svg:height="23.364cm" draw:z-index="2"><draw:image xlink:href="Pictures/100000000000095400000CD250291A5520410D3C.jpg" xlink:type="simple" xlink:show="embed" xlink:actuate="onLoad" draw:mime-type="image/jpeg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2" text:anchor-type="char" svg:x="0.356cm" svg:y="0.485cm" svg:width="17cm" svg:height="21.168cm" draw:z-index="1"><draw:image xlink:href="Pictures/1000000000000ABC00000D5EDC188FBEADDF1FE8.jpg" xlink:type="simple" xlink:show="embed" xlink:actuate="onLoad" draw:mime-type="image/jpe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18:11:48.687246600</meta:creation-date>
    <dc:date>2022-02-21T18:28:39.484387646</dc:date>
    <meta:editing-duration>PT16M54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2.5.2.0$Linux_X86_64 LibreOffice_project/20$Build-2</meta:generator>
  </office:meta>
</office:document-meta>
</file>